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2708in"/>
    </style:style>
    <style:style style:name="Table1.B" style:family="table-column">
      <style:table-column-properties style:column-width="3.4271in"/>
    </style:style>
    <style:style style:name="Table1.C" style:family="table-column">
      <style:table-column-properties style:column-width="2.2083in"/>
    </style:style>
    <style:style style:name="Table1.D" style:family="table-column">
      <style:table-column-properties style:column-width="0.791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2708in"/>
    </style:style>
    <style:style style:name="Table2.B" style:family="table-column">
      <style:table-column-properties style:column-width="3.4271in"/>
    </style:style>
    <style:style style:name="Table2.C" style:family="table-column">
      <style:table-column-properties style:column-width="2.2083in"/>
    </style:style>
    <style:style style:name="Table2.D" style:family="table-column">
      <style:table-column-properties style:column-width="0.7917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2708in"/>
    </style:style>
    <style:style style:name="Table3.B" style:family="table-column">
      <style:table-column-properties style:column-width="3.4271in"/>
    </style:style>
    <style:style style:name="Table3.C" style:family="table-column">
      <style:table-column-properties style:column-width="2.2083in"/>
    </style:style>
    <style:style style:name="Table3.D" style:family="table-column">
      <style:table-column-properties style:column-width="0.7917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2708in"/>
    </style:style>
    <style:style style:name="Table4.B" style:family="table-column">
      <style:table-column-properties style:column-width="3.4271in"/>
    </style:style>
    <style:style style:name="Table4.C" style:family="table-column">
      <style:table-column-properties style:column-width="2.2083in"/>
    </style:style>
    <style:style style:name="Table4.D" style:family="table-column">
      <style:table-column-properties style:column-width="0.791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6pt" fo:language="en" fo:country="US" fo:font-style="normal" officeooo:rsid="00320578" officeooo:paragraph-rsid="00e6857f" style:font-size-asian="14pt" style:font-style-asian="normal" style:font-size-complex="16pt" style:font-style-complex="normal"/>
    </style:style>
    <style:style style:name="P2" style:family="paragraph" style:parent-style-name="Standard">
      <style:paragraph-properties fo:text-align="justify" style:justify-single-word="false"/>
      <style:text-properties fo:font-size="16pt" fo:language="en" fo:country="US" fo:font-style="normal" officeooo:rsid="0032ad82" officeooo:paragraph-rsid="00e6857f" style:font-size-asian="14pt" style:font-style-asian="normal" style:font-size-complex="16pt" style:font-style-complex="normal"/>
    </style:style>
    <style:style style:name="P3" style:family="paragraph" style:parent-style-name="Standard">
      <style:paragraph-properties fo:text-align="justify" style:justify-single-word="false"/>
      <style:text-properties fo:font-size="16pt" fo:language="en" fo:country="US" fo:font-style="normal" officeooo:rsid="003cfec7" officeooo:paragraph-rsid="00e6857f" style:font-size-asian="14pt" style:font-style-asian="normal" style:font-size-complex="16pt" style:font-style-complex="normal"/>
    </style:style>
    <style:style style:name="P4" style:family="paragraph" style:parent-style-name="Standard">
      <style:paragraph-properties fo:text-align="justify" style:justify-single-word="false"/>
      <style:text-properties fo:font-size="16pt" fo:language="en" fo:country="US" fo:font-style="normal" officeooo:rsid="0057d86a" officeooo:paragraph-rsid="00e6857f" style:font-size-asian="14pt" style:font-style-asian="normal" style:font-size-complex="16pt" style:font-style-complex="normal"/>
    </style:style>
    <style:style style:name="P5" style:family="paragraph" style:parent-style-name="Standard">
      <style:paragraph-properties fo:text-align="justify" style:justify-single-word="false"/>
      <style:text-properties fo:font-size="16pt" fo:language="en" fo:country="US" fo:font-style="normal" officeooo:rsid="00611dfc" officeooo:paragraph-rsid="00e6857f" style:font-size-asian="14pt" style:font-style-asian="normal" style:font-size-complex="16pt" style:font-style-complex="normal"/>
    </style:style>
    <style:style style:name="P6" style:family="paragraph" style:parent-style-name="Standard">
      <style:paragraph-properties fo:text-align="justify" style:justify-single-word="false"/>
      <style:text-properties fo:font-size="16pt" fo:language="en" fo:country="US" fo:font-style="normal" officeooo:rsid="0025c2aa" officeooo:paragraph-rsid="00e6857f" style:font-size-asian="14pt" style:font-style-asian="normal" style:font-size-complex="16pt" style:font-style-complex="normal"/>
    </style:style>
    <style:style style:name="P7" style:family="paragraph" style:parent-style-name="Standard">
      <style:paragraph-properties fo:text-align="justify" style:justify-single-word="false"/>
      <style:text-properties fo:font-size="16pt" fo:language="en" fo:country="US" fo:font-style="normal" officeooo:rsid="00884a4d" officeooo:paragraph-rsid="00e6857f" style:font-size-asian="14pt" style:font-style-asian="normal" style:font-size-complex="16pt" style:font-style-complex="normal"/>
    </style:style>
    <style:style style:name="P8" style:family="paragraph" style:parent-style-name="Standard">
      <style:paragraph-properties fo:text-align="justify" style:justify-single-word="false"/>
      <style:text-properties fo:font-size="16pt" fo:language="en" fo:country="US" fo:font-style="normal" fo:font-weight="bold" officeooo:rsid="0032ad82" officeooo:paragraph-rsid="00e6857f" style:font-size-asian="14pt" style:font-style-asian="normal" style:font-weight-asian="bold" style:font-size-complex="16pt" style:font-style-complex="normal" style:font-weight-complex="bold"/>
    </style:style>
    <style:style style:name="P9" style:family="paragraph" style:parent-style-name="Standard">
      <style:paragraph-properties fo:text-align="justify" style:justify-single-word="false"/>
      <style:text-properties fo:font-size="16pt" fo:language="en" fo:country="US" fo:font-style="normal" fo:font-weight="bold" officeooo:rsid="00616013" officeooo:paragraph-rsid="00e6857f" style:font-size-asian="14pt" style:font-style-asian="normal" style:font-weight-asian="bold" style:font-size-complex="16pt" style:font-style-complex="normal" style:font-weight-complex="bold"/>
    </style:style>
    <style:style style:name="P10" style:family="paragraph" style:parent-style-name="Standard">
      <style:paragraph-properties fo:text-align="justify" style:justify-single-word="false"/>
      <style:text-properties fo:font-size="16pt" fo:language="en" fo:country="US" fo:font-style="normal" fo:font-weight="bold" officeooo:rsid="00611dfc" officeooo:paragraph-rsid="00e6857f" style:font-size-asian="14pt" style:font-style-asian="normal" style:font-weight-asian="bold" style:font-size-complex="16pt" style:font-style-complex="normal" style:font-weight-complex="bold"/>
    </style:style>
    <style:style style:name="P11" style:family="paragraph" style:parent-style-name="Standard">
      <style:paragraph-properties fo:text-align="justify" style:justify-single-word="false"/>
      <style:text-properties fo:font-size="16pt" fo:language="en" fo:country="US" fo:font-style="normal" fo:font-weight="bold" officeooo:rsid="003cfec7" officeooo:paragraph-rsid="00e6857f" style:font-size-asian="14pt" style:font-style-asian="normal" style:font-weight-asian="bold" style:font-size-complex="16pt" style:font-style-complex="normal" style:font-weight-complex="bold"/>
    </style:style>
    <style:style style:name="P12" style:family="paragraph" style:parent-style-name="Standard">
      <style:paragraph-properties fo:text-align="justify" style:justify-single-word="false"/>
      <style:text-properties fo:font-size="16pt" fo:language="en" fo:country="US" fo:font-style="normal" fo:font-weight="bold" officeooo:rsid="008d997e" officeooo:paragraph-rsid="00e6857f" style:font-size-asian="14pt" style:font-style-asian="normal" style:font-weight-asian="bold" style:font-size-complex="16pt" style:font-style-complex="normal" style:font-weight-complex="bold"/>
    </style:style>
    <style:style style:name="P13" style:family="paragraph" style:parent-style-name="Standard">
      <style:paragraph-properties fo:text-align="justify" style:justify-single-word="false"/>
      <style:text-properties fo:font-size="16pt" fo:language="en" fo:country="US" fo:font-style="normal" fo:font-weight="bold" officeooo:rsid="0023d93d" officeooo:paragraph-rsid="00e6857f" style:font-size-asian="14pt" style:font-style-asian="normal" style:font-weight-asian="bold" style:font-size-complex="16pt" style:font-style-complex="normal" style:font-weight-complex="bold"/>
    </style:style>
    <style:style style:name="P14" style:family="paragraph" style:parent-style-name="Standard">
      <style:paragraph-properties fo:text-align="justify" style:justify-single-word="false"/>
      <style:text-properties fo:font-size="16pt" fo:language="en" fo:country="US" fo:font-style="normal" fo:font-weight="normal" officeooo:rsid="00b02668" officeooo:paragraph-rsid="00e6857f"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language="en" fo:country="US" fo:font-style="normal" fo:font-weight="normal" officeooo:rsid="008d997e" officeooo:paragraph-rsid="00e6857f"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justify" style:justify-single-word="false"/>
      <style:text-properties fo:font-size="16pt" fo:language="en" fo:country="US" fo:font-style="normal" fo:font-weight="normal" officeooo:rsid="00e29822" officeooo:paragraph-rsid="00e6857f"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language="en" fo:country="US" fo:font-style="normal" fo:font-weight="normal" officeooo:rsid="0104d509" officeooo:paragraph-rsid="00e6857f"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language="en" fo:country="US" officeooo:rsid="0074c4e0" officeooo:paragraph-rsid="00e6857f" style:font-size-asian="16pt" style:font-size-complex="16pt"/>
    </style:style>
    <style:style style:name="P19" style:family="paragraph" style:parent-style-name="Standard">
      <style:text-properties fo:font-size="16pt" fo:language="en" fo:country="US" fo:font-weight="bold" officeooo:rsid="008a0f58" officeooo:paragraph-rsid="00e6857f" style:font-size-asian="14pt" style:font-weight-asian="bold" style:font-size-complex="16pt" style:font-weight-complex="bold"/>
    </style:style>
    <style:style style:name="P20" style:family="paragraph" style:parent-style-name="Standard">
      <style:text-properties fo:font-size="16pt" fo:language="en" fo:country="US" fo:font-weight="bold" officeooo:rsid="00e047e4" officeooo:paragraph-rsid="00e6857f" style:font-size-asian="14pt" style:font-weight-asian="bold" style:font-size-complex="16pt" style:font-weight-complex="bold"/>
    </style:style>
    <style:style style:name="P21" style:family="paragraph" style:parent-style-name="Standard">
      <style:paragraph-properties fo:text-align="center" style:justify-single-word="false"/>
      <style:text-properties fo:font-size="16pt" fo:language="en" fo:country="US" officeooo:rsid="0086c5b7" officeooo:paragraph-rsid="00e6857f" style:font-size-asian="14pt" style:font-size-complex="16pt"/>
    </style:style>
    <style:style style:name="P22" style:family="paragraph" style:parent-style-name="Standard">
      <style:text-properties fo:font-size="16pt" fo:language="en" fo:country="US" officeooo:rsid="008a0f58" officeooo:paragraph-rsid="00e6857f" style:font-size-asian="14pt" style:font-size-complex="16pt"/>
    </style:style>
    <style:style style:name="P23" style:family="paragraph" style:parent-style-name="Standard">
      <style:paragraph-properties fo:text-align="justify" style:justify-single-word="false"/>
      <style:text-properties fo:font-size="16pt" fo:language="en" fo:country="US" fo:font-style="italic" fo:font-weight="bold" officeooo:rsid="00a2fccf" officeooo:paragraph-rsid="00e6857f" style:font-size-asian="14pt" style:font-style-asian="italic" style:font-weight-asian="bold" style:font-size-complex="16pt" style:font-style-complex="italic" style:font-weight-complex="bold"/>
    </style:style>
    <style:style style:name="P24" style:family="paragraph" style:parent-style-name="Standard">
      <style:paragraph-properties fo:text-align="justify" style:justify-single-word="false"/>
      <style:text-properties fo:font-weight="bold" officeooo:rsid="003cfec7" officeooo:paragraph-rsid="00e6857f" style:font-weight-asian="bold" style:font-weight-complex="bold"/>
    </style:style>
    <style:style style:name="P25" style:family="paragraph" style:parent-style-name="Standard">
      <style:text-properties fo:font-weight="bold" officeooo:rsid="00e047e4" officeooo:paragraph-rsid="00e6857f" style:font-weight-asian="bold" style:font-weight-complex="bold"/>
    </style:style>
    <style:style style:name="P26" style:family="paragraph" style:parent-style-name="Standard">
      <style:paragraph-properties fo:text-align="justify" style:justify-single-word="false"/>
      <style:text-properties officeooo:paragraph-rsid="00e6857f"/>
    </style:style>
    <style:style style:name="P27" style:family="paragraph" style:parent-style-name="Standard">
      <style:paragraph-properties fo:text-align="justify" style:justify-single-word="false"/>
      <style:text-properties fo:font-size="12pt" fo:language="en" fo:country="US" fo:font-style="normal" fo:font-weight="normal" officeooo:rsid="008d997e" officeooo:paragraph-rsid="00e6857f"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language="en" fo:country="US" fo:font-style="normal" fo:font-weight="normal" officeooo:rsid="0104d509" officeooo:paragraph-rsid="00e6857f"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fo:language="en" fo:country="US" fo:font-style="normal" fo:font-weight="bold" officeooo:rsid="008d997e" officeooo:paragraph-rsid="00e6857f" style:font-size-asian="12pt" style:font-style-asian="normal" style:font-weight-asian="bold" style:font-size-complex="12pt" style:font-style-complex="normal" style:font-weight-complex="bold"/>
    </style:style>
    <style:style style:name="P30" style:family="paragraph" style:parent-style-name="Standard">
      <style:text-properties officeooo:paragraph-rsid="00e6857f"/>
    </style:style>
    <style:style style:name="P31" style:family="paragraph" style:parent-style-name="Standard">
      <style:paragraph-properties fo:text-align="justify" style:justify-single-word="false" fo:break-before="page"/>
      <style:text-properties fo:font-size="16pt" fo:language="en" fo:country="US" fo:font-style="normal" officeooo:rsid="007d7a43" officeooo:paragraph-rsid="00e6857f" style:font-size-asian="14pt" style:font-style-asian="normal" style:font-size-complex="16pt" style:font-style-complex="normal"/>
    </style:style>
    <style:style style:name="P32" style:family="paragraph" style:parent-style-name="Standard">
      <style:paragraph-properties fo:text-align="justify" style:justify-single-word="false" fo:break-before="page"/>
      <style:text-properties fo:font-size="16pt" fo:language="en" fo:country="US" fo:font-style="normal" style:text-underline-style="solid" style:text-underline-width="auto" style:text-underline-color="font-color" fo:font-weight="bold" officeooo:rsid="00884a4d" officeooo:paragraph-rsid="00e6857f" style:font-size-asian="14pt" style:font-style-asian="normal" style:font-weight-asian="bold" style:font-size-complex="16pt" style:font-style-complex="normal" style:font-weight-complex="bold"/>
    </style:style>
    <style:style style:name="P33" style:family="paragraph" style:parent-style-name="Standard">
      <style:paragraph-properties fo:text-align="justify" style:justify-single-word="false" fo:break-before="page"/>
      <style:text-properties fo:font-size="16pt" fo:language="en" fo:country="US" fo:font-style="normal" fo:font-weight="bold" officeooo:rsid="008d997e" officeooo:paragraph-rsid="00e6857f" style:font-size-asian="14pt" style:font-style-asian="normal" style:font-weight-asian="bold" style:font-size-complex="16pt" style:font-style-complex="normal" style:font-weight-complex="bold"/>
    </style:style>
    <style:style style:name="P34" style:family="paragraph" style:parent-style-name="Standard">
      <style:paragraph-properties fo:text-align="justify" style:justify-single-word="false" fo:break-before="page"/>
      <style:text-properties fo:font-size="16pt" fo:language="en" fo:country="US" fo:font-style="normal" fo:font-weight="bold" officeooo:rsid="00320578" officeooo:paragraph-rsid="00e6857f" style:font-size-asian="14pt" style:font-style-asian="normal" style:font-weight-asian="bold" style:font-size-complex="16pt" style:font-style-complex="normal" style:font-weight-complex="bold"/>
    </style:style>
    <style:style style:name="P35" style:family="paragraph" style:parent-style-name="Standard">
      <style:paragraph-properties fo:text-align="justify" style:justify-single-word="false" fo:break-before="page"/>
      <style:text-properties fo:font-weight="normal" officeooo:rsid="00e29822" officeooo:paragraph-rsid="00e6857f" style:font-weight-asian="normal" style:font-weight-complex="normal"/>
    </style:style>
    <style:style style:name="P36" style:family="paragraph" style:parent-style-name="Table_20_Contents">
      <style:paragraph-properties fo:text-align="justify" style:justify-single-word="false"/>
      <style:text-properties fo:font-size="16pt" fo:language="en" fo:country="US" fo:font-weight="bold" officeooo:rsid="0026eada" officeooo:paragraph-rsid="00e6857f" style:font-size-asian="14pt" style:font-weight-asian="bold" style:font-size-complex="16pt" style:font-weight-complex="bold"/>
    </style:style>
    <style:style style:name="P37" style:family="paragraph" style:parent-style-name="Table_20_Contents">
      <style:paragraph-properties fo:text-align="justify" style:justify-single-word="false"/>
      <style:text-properties fo:font-size="16pt" fo:language="en" fo:country="US" fo:font-weight="bold" officeooo:rsid="00275484" officeooo:paragraph-rsid="00e6857f" style:font-size-asian="14pt" style:font-weight-asian="bold" style:font-size-complex="16pt" style:font-weight-complex="bold"/>
    </style:style>
    <style:style style:name="P38" style:family="paragraph" style:parent-style-name="Table_20_Contents">
      <style:paragraph-properties fo:text-align="justify" style:justify-single-word="false"/>
      <style:text-properties fo:font-size="16pt" fo:language="en" fo:country="US" fo:font-weight="bold" officeooo:rsid="002e307b" officeooo:paragraph-rsid="00e6857f" style:font-size-asian="14pt" style:font-weight-asian="bold" style:font-size-complex="16pt" style:font-weight-complex="bold"/>
    </style:style>
    <style:style style:name="P39" style:family="paragraph" style:parent-style-name="Table_20_Contents">
      <style:paragraph-properties fo:text-align="justify" style:justify-single-word="false"/>
      <style:text-properties fo:font-size="14pt" officeooo:paragraph-rsid="00e6857f" style:font-size-asian="14pt" style:font-size-complex="14pt"/>
    </style:style>
    <style:style style:name="P40" style:family="paragraph" style:parent-style-name="Table_20_Contents">
      <style:paragraph-properties fo:text-align="justify" style:justify-single-word="false"/>
      <style:text-properties fo:font-size="14pt" officeooo:rsid="0027bb43" officeooo:paragraph-rsid="00e6857f" style:font-size-asian="14pt" style:font-size-complex="14pt"/>
    </style:style>
    <style:style style:name="P41" style:family="paragraph" style:parent-style-name="Table_20_Contents">
      <style:paragraph-properties fo:text-align="justify" style:justify-single-word="false"/>
      <style:text-properties fo:font-size="14pt" fo:language="en" fo:country="US" officeooo:rsid="002e307b" officeooo:paragraph-rsid="00e6857f" style:font-size-asian="14pt" style:font-size-complex="14pt"/>
    </style:style>
    <style:style style:name="P42" style:family="paragraph" style:parent-style-name="Table_20_Contents">
      <style:paragraph-properties fo:text-align="justify" style:justify-single-word="false"/>
      <style:text-properties fo:font-size="14pt" fo:language="en" fo:country="US" officeooo:rsid="0027bb43" officeooo:paragraph-rsid="00e6857f" style:font-size-asian="14pt" style:font-size-complex="14pt"/>
    </style:style>
    <style:style style:name="P43" style:family="paragraph" style:parent-style-name="Table_20_Contents">
      <style:paragraph-properties fo:text-align="justify" style:justify-single-word="false"/>
      <style:text-properties fo:font-size="14pt" fo:language="en" fo:country="US" officeooo:rsid="0027f6f5" officeooo:paragraph-rsid="00e6857f" style:font-size-asian="14pt" style:font-size-complex="14pt"/>
    </style:style>
    <style:style style:name="P44" style:family="paragraph" style:parent-style-name="Table_20_Contents">
      <style:paragraph-properties fo:text-align="justify" style:justify-single-word="false"/>
      <style:text-properties fo:font-size="14pt" fo:language="en" fo:country="US" officeooo:rsid="002aa9e3" officeooo:paragraph-rsid="00e6857f" style:font-size-asian="14pt" style:font-size-complex="14pt"/>
    </style:style>
    <style:style style:name="P45" style:family="paragraph" style:parent-style-name="Table_20_Contents">
      <style:paragraph-properties fo:text-align="justify" style:justify-single-word="false"/>
      <style:text-properties fo:font-size="14pt" fo:language="en" fo:country="US" officeooo:rsid="0028dfb2" officeooo:paragraph-rsid="00e6857f" style:font-size-asian="14pt" style:font-size-complex="14pt"/>
    </style:style>
    <style:style style:name="P46" style:family="paragraph" style:parent-style-name="Standard" style:list-style-name="L1">
      <style:text-properties fo:font-size="16pt" fo:language="en" fo:country="US" officeooo:rsid="007d7a43" officeooo:paragraph-rsid="00e6857f" style:font-size-asian="14pt" style:font-size-complex="16pt"/>
    </style:style>
    <style:style style:name="P47" style:family="paragraph" style:parent-style-name="Standard" style:list-style-name="L1">
      <style:text-properties fo:font-size="16pt" fo:language="en" fo:country="US" officeooo:rsid="008a0f58" officeooo:paragraph-rsid="00e6857f" style:font-size-asian="14pt" style:font-size-complex="16pt"/>
    </style:style>
    <style:style style:name="P48" style:family="paragraph" style:parent-style-name="Standard">
      <style:paragraph-properties fo:text-align="justify" style:justify-single-word="false"/>
      <style:text-properties fo:font-size="16pt" fo:language="en" fo:country="US" fo:font-style="normal" officeooo:rsid="007d7a43" officeooo:paragraph-rsid="00e6857f" style:font-size-asian="14pt" style:font-style-asian="normal" style:font-size-complex="16pt" style:font-style-complex="normal"/>
    </style:style>
    <style:style style:name="T1" style:family="text">
      <style:text-properties fo:language="en" fo:country="US" officeooo:rsid="0028dfb2"/>
    </style:style>
    <style:style style:name="T2" style:family="text">
      <style:text-properties fo:language="en" fo:country="US" officeooo:rsid="002aa9e3"/>
    </style:style>
    <style:style style:name="T3" style:family="text">
      <style:text-properties fo:language="en" fo:country="US" officeooo:rsid="0026eada"/>
    </style:style>
    <style:style style:name="T4" style:family="text">
      <style:text-properties fo:language="en" fo:country="US" officeooo:rsid="0026f064"/>
    </style:style>
    <style:style style:name="T5" style:family="text">
      <style:text-properties fo:language="en" fo:country="US" officeooo:rsid="007b46c5"/>
    </style:style>
    <style:style style:name="T6" style:family="text">
      <style:text-properties fo:language="en" fo:country="US" officeooo:rsid="00eff696"/>
    </style:style>
    <style:style style:name="T7" style:family="text">
      <style:text-properties fo:font-weight="bold" style:font-weight-asian="bold" style:font-weight-complex="bold"/>
    </style:style>
    <style:style style:name="T8" style:family="text">
      <style:text-properties fo:font-weight="normal" officeooo:rsid="00330384" style:font-weight-asian="normal" style:font-weight-complex="normal"/>
    </style:style>
    <style:style style:name="T9" style:family="text">
      <style:text-properties fo:font-weight="normal" officeooo:rsid="00339be2" style:font-weight-asian="normal" style:font-weight-complex="normal"/>
    </style:style>
    <style:style style:name="T10" style:family="text">
      <style:text-properties fo:font-weight="normal" officeooo:rsid="0037d9b3" style:font-weight-asian="normal" style:font-weight-complex="normal"/>
    </style:style>
    <style:style style:name="T11" style:family="text">
      <style:text-properties fo:font-weight="normal" officeooo:rsid="0038bdaa" style:font-weight-asian="normal" style:font-weight-complex="normal"/>
    </style:style>
    <style:style style:name="T12" style:family="text">
      <style:text-properties fo:font-weight="normal" officeooo:rsid="0039d955" style:font-weight-asian="normal" style:font-weight-complex="normal"/>
    </style:style>
    <style:style style:name="T13" style:family="text">
      <style:text-properties fo:font-weight="normal" officeooo:rsid="003b36cc" style:font-weight-asian="normal" style:font-weight-complex="normal"/>
    </style:style>
    <style:style style:name="T14" style:family="text">
      <style:text-properties fo:font-weight="normal" officeooo:rsid="003bdc5b" style:font-weight-asian="normal" style:font-weight-complex="normal"/>
    </style:style>
    <style:style style:name="T15" style:family="text">
      <style:text-properties fo:font-weight="normal" officeooo:rsid="003ed532" style:font-weight-asian="normal" style:font-weight-complex="normal"/>
    </style:style>
    <style:style style:name="T16" style:family="text">
      <style:text-properties fo:font-weight="normal" officeooo:rsid="00409271" style:font-weight-asian="normal" style:font-weight-complex="normal"/>
    </style:style>
    <style:style style:name="T17" style:family="text">
      <style:text-properties fo:font-weight="normal" officeooo:rsid="00411599" style:font-weight-asian="normal" style:font-weight-complex="normal"/>
    </style:style>
    <style:style style:name="T18" style:family="text">
      <style:text-properties fo:font-weight="normal" officeooo:rsid="0042c2bb" style:font-weight-asian="normal" style:font-weight-complex="normal"/>
    </style:style>
    <style:style style:name="T19" style:family="text">
      <style:text-properties fo:font-weight="normal" officeooo:rsid="0043ed8a" style:font-weight-asian="normal" style:font-weight-complex="normal"/>
    </style:style>
    <style:style style:name="T20" style:family="text">
      <style:text-properties fo:font-weight="normal" officeooo:rsid="00452dfa" style:font-weight-asian="normal" style:font-weight-complex="normal"/>
    </style:style>
    <style:style style:name="T21" style:family="text">
      <style:text-properties fo:font-weight="normal" officeooo:rsid="0046e603" style:font-weight-asian="normal" style:font-weight-complex="normal"/>
    </style:style>
    <style:style style:name="T22" style:family="text">
      <style:text-properties fo:font-weight="normal" officeooo:rsid="0049950d" style:font-weight-asian="normal" style:font-weight-complex="normal"/>
    </style:style>
    <style:style style:name="T23" style:family="text">
      <style:text-properties fo:font-weight="normal" officeooo:rsid="004b5460" style:font-weight-asian="normal" style:font-weight-complex="normal"/>
    </style:style>
    <style:style style:name="T24" style:family="text">
      <style:text-properties fo:font-weight="normal" officeooo:rsid="004cbaad" style:font-weight-asian="normal" style:font-weight-complex="normal"/>
    </style:style>
    <style:style style:name="T25" style:family="text">
      <style:text-properties fo:font-weight="normal" officeooo:rsid="004e989f" style:font-weight-asian="normal" style:font-weight-complex="normal"/>
    </style:style>
    <style:style style:name="T26" style:family="text">
      <style:text-properties fo:font-weight="normal" officeooo:rsid="0050b99a" style:font-weight-asian="normal" style:font-weight-complex="normal"/>
    </style:style>
    <style:style style:name="T27" style:family="text">
      <style:text-properties fo:font-weight="normal" officeooo:rsid="00529d6f" style:font-weight-asian="normal" style:font-weight-complex="normal"/>
    </style:style>
    <style:style style:name="T28" style:family="text">
      <style:text-properties fo:font-weight="normal" officeooo:rsid="00535385" style:font-weight-asian="normal" style:font-weight-complex="normal"/>
    </style:style>
    <style:style style:name="T29" style:family="text">
      <style:text-properties fo:font-weight="normal" officeooo:rsid="00545c6c" style:font-weight-asian="normal" style:font-weight-complex="normal"/>
    </style:style>
    <style:style style:name="T30" style:family="text">
      <style:text-properties fo:font-weight="normal" officeooo:rsid="0056032f" style:font-weight-asian="normal" style:font-weight-complex="normal"/>
    </style:style>
    <style:style style:name="T31" style:family="text">
      <style:text-properties fo:font-weight="normal" officeooo:rsid="005b8f58" style:font-weight-asian="normal" style:font-weight-complex="normal"/>
    </style:style>
    <style:style style:name="T32" style:family="text">
      <style:text-properties fo:font-weight="normal" officeooo:rsid="00619c8c" style:font-weight-asian="normal" style:font-weight-complex="normal"/>
    </style:style>
    <style:style style:name="T33" style:family="text">
      <style:text-properties fo:font-weight="normal" officeooo:rsid="0063181f" style:font-weight-asian="normal" style:font-weight-complex="normal"/>
    </style:style>
    <style:style style:name="T34" style:family="text">
      <style:text-properties fo:font-weight="normal" officeooo:rsid="006361a8" style:font-weight-asian="normal" style:font-weight-complex="normal"/>
    </style:style>
    <style:style style:name="T35" style:family="text">
      <style:text-properties fo:font-weight="normal" officeooo:rsid="0064bb99" style:font-weight-asian="normal" style:font-weight-complex="normal"/>
    </style:style>
    <style:style style:name="T36" style:family="text">
      <style:text-properties fo:font-weight="normal" officeooo:rsid="0067d02b" style:font-weight-asian="normal" style:font-weight-complex="normal"/>
    </style:style>
    <style:style style:name="T37" style:family="text">
      <style:text-properties fo:font-weight="normal" officeooo:rsid="00681b12" style:font-weight-asian="normal" style:font-weight-complex="normal"/>
    </style:style>
    <style:style style:name="T38" style:family="text">
      <style:text-properties fo:font-weight="normal" officeooo:rsid="006898d7" style:font-weight-asian="normal" style:font-weight-complex="normal"/>
    </style:style>
    <style:style style:name="T39" style:family="text">
      <style:text-properties fo:font-weight="normal" officeooo:rsid="006999ff" style:font-weight-asian="normal" style:font-weight-complex="normal"/>
    </style:style>
    <style:style style:name="T40" style:family="text">
      <style:text-properties fo:font-weight="normal" officeooo:rsid="006abe62" style:font-weight-asian="normal" style:font-weight-complex="normal"/>
    </style:style>
    <style:style style:name="T41" style:family="text">
      <style:text-properties fo:font-weight="normal" officeooo:rsid="006e5ff6" style:font-weight-asian="normal" style:font-weight-complex="normal"/>
    </style:style>
    <style:style style:name="T42" style:family="text">
      <style:text-properties fo:font-weight="normal" officeooo:rsid="0090fc2e" style:font-weight-asian="normal" style:font-weight-complex="normal"/>
    </style:style>
    <style:style style:name="T43" style:family="text">
      <style:text-properties fo:font-weight="normal" officeooo:rsid="009668ef" style:font-weight-asian="normal" style:font-weight-complex="normal"/>
    </style:style>
    <style:style style:name="T44" style:family="text">
      <style:text-properties fo:font-weight="normal" officeooo:rsid="00b4e0a2" style:font-weight-asian="normal" style:font-weight-complex="normal"/>
    </style:style>
    <style:style style:name="T45" style:family="text">
      <style:text-properties fo:font-weight="normal" officeooo:rsid="00b68dac" style:font-weight-asian="normal" style:font-weight-complex="normal"/>
    </style:style>
    <style:style style:name="T46" style:family="text">
      <style:text-properties fo:font-weight="normal" officeooo:rsid="00b9ffa8" style:font-weight-asian="normal" style:font-weight-complex="normal"/>
    </style:style>
    <style:style style:name="T47" style:family="text">
      <style:text-properties fo:font-weight="normal" officeooo:rsid="00ca6d91" style:font-weight-asian="normal" style:font-weight-complex="normal"/>
    </style:style>
    <style:style style:name="T48" style:family="text">
      <style:text-properties fo:font-weight="normal" officeooo:rsid="00cabf1c" style:font-weight-asian="normal" style:font-weight-complex="normal"/>
    </style:style>
    <style:style style:name="T49" style:family="text">
      <style:text-properties fo:font-weight="normal" officeooo:rsid="00d9ba10" style:font-weight-asian="normal" style:font-weight-complex="normal"/>
    </style:style>
    <style:style style:name="T50" style:family="text">
      <style:text-properties fo:font-weight="normal" officeooo:rsid="00dc560b" style:font-weight-asian="normal" style:font-weight-complex="normal"/>
    </style:style>
    <style:style style:name="T51" style:family="text">
      <style:text-properties fo:font-weight="normal" officeooo:rsid="00dc848e" style:font-weight-asian="normal" style:font-weight-complex="normal"/>
    </style:style>
    <style:style style:name="T52" style:family="text">
      <style:text-properties fo:font-weight="normal" officeooo:rsid="00fbcfbf" style:font-weight-asian="normal" style:font-weight-complex="normal"/>
    </style:style>
    <style:style style:name="T53" style:family="text">
      <style:text-properties fo:font-weight="normal" officeooo:rsid="00f69790" style:font-weight-asian="normal" style:font-weight-complex="normal"/>
    </style:style>
    <style:style style:name="T54" style:family="text">
      <style:text-properties fo:font-weight="normal" officeooo:rsid="00de411c" style:font-weight-asian="normal" style:font-weight-complex="normal"/>
    </style:style>
    <style:style style:name="T55" style:family="text">
      <style:text-properties fo:font-weight="normal" officeooo:rsid="00df555f" style:font-weight-asian="normal" style:font-weight-complex="normal"/>
    </style:style>
    <style:style style:name="T56" style:family="text">
      <style:text-properties fo:font-weight="normal" officeooo:rsid="008d997e" style:font-weight-asian="normal" style:font-weight-complex="normal"/>
    </style:style>
    <style:style style:name="T57" style:family="text">
      <style:text-properties fo:font-style="italic" officeooo:rsid="007d7a43" style:font-style-asian="italic" style:font-style-complex="italic"/>
    </style:style>
    <style:style style:name="T58" style:family="text">
      <style:text-properties fo:font-style="italic" officeooo:rsid="008d997e" style:font-style-asian="italic" style:font-style-complex="italic"/>
    </style:style>
    <style:style style:name="T59" style:family="text">
      <style:text-properties fo:font-style="italic" officeooo:rsid="00a2fccf"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a2fccf" style:font-style-asian="italic" style:font-weight-asian="normal" style:font-style-complex="italic" style:font-weight-complex="normal"/>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officeooo:rsid="003d6d82"/>
    </style:style>
    <style:style style:name="T64" style:family="text">
      <style:text-properties officeooo:rsid="003e6a16"/>
    </style:style>
    <style:style style:name="T65" style:family="text">
      <style:text-properties officeooo:rsid="00754fa1"/>
    </style:style>
    <style:style style:name="T66" style:family="text">
      <style:text-properties officeooo:rsid="007d7a43"/>
    </style:style>
    <style:style style:name="T67" style:family="text">
      <style:text-properties officeooo:rsid="007f5bfd"/>
    </style:style>
    <style:style style:name="T68" style:family="text">
      <style:text-properties fo:font-size="16pt" fo:language="en" fo:country="US" style:font-size-asian="14pt" style:font-size-complex="16pt"/>
    </style:style>
    <style:style style:name="T69" style:family="text">
      <style:text-properties fo:font-size="16pt" fo:language="en" fo:country="US" officeooo:rsid="008a0f58" style:font-size-asian="14pt" style:font-size-complex="16pt"/>
    </style:style>
    <style:style style:name="T70" style:family="text">
      <style:text-properties fo:font-size="16pt" fo:language="en" fo:country="US" fo:font-style="normal" style:font-size-asian="14pt" style:font-style-asian="normal" style:font-size-complex="16pt" style:font-style-complex="normal"/>
    </style:style>
    <style:style style:name="T71" style:family="text">
      <style:text-properties fo:font-size="16pt" fo:language="en" fo:country="US" fo:font-style="normal" officeooo:rsid="00f4c302" style:font-size-asian="14pt" style:font-style-asian="normal" style:font-size-complex="16pt" style:font-style-complex="normal"/>
    </style:style>
    <style:style style:name="T72" style:family="text">
      <style:text-properties fo:font-size="16pt" fo:language="en" fo:country="US" fo:font-style="normal" officeooo:rsid="008a0f58" style:font-size-asian="14pt" style:font-style-asian="normal" style:font-size-complex="16pt" style:font-style-complex="normal"/>
    </style:style>
    <style:style style:name="T73" style:family="text">
      <style:text-properties fo:font-size="16pt" fo:language="en" fo:country="US" fo:font-style="normal" officeooo:rsid="00e047e4" style:font-size-asian="14pt" style:font-style-asian="normal" style:font-size-complex="16pt" style:font-style-complex="normal"/>
    </style:style>
    <style:style style:name="T74" style:family="text">
      <style:text-properties fo:font-size="16pt" fo:language="en" fo:country="US" fo:font-style="normal" fo:font-weight="bold" officeooo:rsid="003cfec7" style:font-size-asian="14pt" style:font-style-asian="normal" style:font-weight-asian="bold" style:font-size-complex="16pt" style:font-style-complex="normal" style:font-weight-complex="bold"/>
    </style:style>
    <style:style style:name="T75" style:family="text">
      <style:text-properties fo:font-size="16pt" fo:language="en" fo:country="US" fo:font-style="normal" fo:font-weight="bold" officeooo:rsid="008a0f58" style:font-size-asian="14pt" style:font-style-asian="normal" style:font-weight-asian="bold" style:font-size-complex="16pt" style:font-style-complex="normal" style:font-weight-complex="bold"/>
    </style:style>
    <style:style style:name="T76" style:family="text">
      <style:text-properties fo:font-size="16pt" fo:language="en" fo:country="US" fo:font-style="normal" fo:font-weight="bold" officeooo:rsid="00e047e4" style:font-size-asian="14pt" style:font-style-asian="normal" style:font-weight-asian="bold" style:font-size-complex="16pt" style:font-style-complex="normal" style:font-weight-complex="bold"/>
    </style:style>
    <style:style style:name="T77" style:family="text">
      <style:text-properties officeooo:rsid="008d997e"/>
    </style:style>
    <style:style style:name="T78" style:family="text">
      <style:text-properties officeooo:rsid="0091d881"/>
    </style:style>
    <style:style style:name="T79" style:family="text">
      <style:text-properties officeooo:rsid="00a2fccf"/>
    </style:style>
    <style:style style:name="T80" style:family="text">
      <style:text-properties officeooo:rsid="00b842be"/>
    </style:style>
    <style:style style:name="T81" style:family="text">
      <style:text-properties officeooo:rsid="00c1d387"/>
    </style:style>
    <style:style style:name="T82" style:family="text">
      <style:text-properties officeooo:rsid="0117decc"/>
    </style:style>
    <style:style style:name="T83" style:family="text">
      <style:text-properties officeooo:rsid="00e047e4"/>
    </style:style>
    <style:style style:name="T84" style:family="text">
      <style:text-properties officeooo:rsid="0101faa7"/>
    </style:style>
    <style:style style:name="T85" style:family="text">
      <style:text-properties officeooo:rsid="0104d509"/>
    </style:style>
    <style:style style:name="T86" style:family="text">
      <style:text-properties officeooo:rsid="01036fca"/>
    </style:style>
    <style:style style:name="T87" style:family="text">
      <style:text-properties officeooo:rsid="00dc56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escription</text:p>
      <text:p text:style-name="P12"/>
      <text:p text:style-name="P15"><text:span text:style-name="T84">Implementation of</text:span> two join algorithms, Sort Merge Join <text:span text:style-name="T84">(SMJ</text:span>) and Nested Loops Join <text:span text:style-name="T84">(</text:span>NLJ<text:span text:style-name="T84">)</text:span>. <text:span text:style-name="T84">Written in Java. The program</text:span> take as input 2 comma-separated files and perform<text:span text:style-name="T84">s </text:span>the user specified equi-join algorithm <text:span text:style-name="T84">in order</text:span> to join them on selected <text:span text:style-name="T84">attributes</text:span>.</text:p>
      <text:p text:style-name="P15"><text:span text:style-name="T84">The program must</text:span> accept the following command line arguments:</text:p>
      <text:p text:style-name="P15"/>
      <text:p text:style-name="P27"><text:span text:style-name="T7">-f1</text:span> &lt;file1 path&gt;: full path to file1</text:p>
      <text:p text:style-name="P27"><text:span text:style-name="T7">-a1</text:span> &lt;file1_join_attribute&gt;: the column to use as join attribute from file1 (counting from 0)</text:p>
      <text:p text:style-name="P27"><text:span text:style-name="T7">-f2</text:span> &lt;file2 path&gt;: same as above for file2</text:p>
      <text:p text:style-name="P27">-<text:span text:style-name="T7">a2</text:span> &lt;file2_join_attribute&gt;: same as above for file2</text:p>
      <text:p text:style-name="P27"><text:span text:style-name="T7">-j</text:span> &lt;join_algorithm_to_use&gt;: SMJ or NLJ</text:p>
      <text:p text:style-name="P27"><text:span text:style-name="T7">-m</text:span> &lt;available_memory_size&gt;: we use as memory metric the number of records*</text:p>
      <text:p text:style-name="P27"><text:span text:style-name="T7">-t</text:span> &lt;temporary_dir_path&gt;: a directory to use for reading/writing temporary files</text:p>
      <text:p text:style-name="P27"><text:span text:style-name="T7">-o</text:span> &lt;output_file_path&gt;: the file to store the result of the join</text:p>
      <text:p text:style-name="P15"/>
      <text:p text:style-name="P15">For example, in order to join two relations stored in files “R.csv” and “S.csv” on the <text:span text:style-name="T84">1st</text:span> column of R and the <text:span text:style-name="T84">2nd</text:span> column of S, using <text:span text:style-name="T85">Sort Merge Join</text:span>, having available memory = <text:span text:style-name="T86">2</text:span>00 records and saving the result to file “results.csv” one should execute the following command:</text:p>
      <text:p text:style-name="P15"/>
      <text:p text:style-name="P29">java –jar joinalgs.jar –f1 R.csv –a1 0 –f2 S.csv –a2 1 –j <text:span text:style-name="T85">SMJ</text:span> –m <text:span text:style-name="T86">2</text:span>00 –t tmp –o results.csv</text:p>
      <text:p text:style-name="P29"/>
      <text:p text:style-name="P17">or</text:p>
      <text:p text:style-name="P28"/>
      <text:p text:style-name="P29">java –jar joinalgsUsingThreads.jar –f1 R.csv –a1 0 –f2 S.csv –a2 1 –j <text:span text:style-name="T85">SMJ</text:span> –m <text:span text:style-name="T86">2</text:span>00 –t tmp –o results.csv</text:p>
      <text:p text:style-name="P29"/>
      <text:p text:style-name="P17">or</text:p>
      <text:p text:style-name="P28"/>
      <text:p text:style-name="P29">java –jar joinalgsAlternativeMerge.jar –f1 R.csv –a1 0 –f2 S.csv –a2 1 –j <text:span text:style-name="T85">SMJ</text:span> –m <text:span text:style-name="T86">2</text:span>00 –t tmp –o results.csv</text:p>
      <text:p text:style-name="P29"/>
      <text:p text:style-name="P17">or</text:p>
      <text:p text:style-name="P28"/>
      <text:p text:style-name="P29">java –jar joinalgsAlternativeMergeUsingThreads.jar –f1 R.csv –a1 0 –f2 S.csv –a2 1 –j <text:span text:style-name="T85">SMJ</text:span> –m <text:span text:style-name="T86">2</text:span>00 –t tmp –o results.csv</text:p>
      <text:p text:style-name="P34">The<text:span text:style-name="T87">se</text:span> <text:span text:style-name="T87">are the classes of the project:</text:span></text:p>
      <text:p text:style-name="P1"/>
      <text:p text:style-name="P8">Main: <text:span text:style-name="T50">It p</text:span><text:span text:style-name="T27">arses the arguments of the user. Executes SMJ or NLJ accordingly.</text:span></text:p>
      <text:p text:style-name="P2"/>
      <text:p text:style-name="P8">Tuple: <text:span text:style-name="T29">This is the class for</text:span><text:span text:style-name="T24"> record</text:span><text:span text:style-name="T29">s</text:span><text:span text:style-name="T24"> </text:span><text:span text:style-name="T28">in a relation</text:span><text:span text:style-name="T24">. </text:span><text:span text:style-name="T25">Its fields are the number of its attributes, the list of its attributes and the relation’</text:span><text:span text:style-name="T26">s</text:span><text:span text:style-name="T25"> name, in which it belongs.</text:span></text:p>
      <text:p text:style-name="P2"/>
      <text:p text:style-name="P8">Attribute: <text:span text:style-name="T29">This is the class for </text:span><text:span text:style-name="T30">columns</text:span><text:span text:style-name="T29"> in a record. Its field are </text:span><text:span text:style-name="T44">the</text:span><text:span text:style-name="T29"> value and the name of the column.</text:span></text:p>
      <text:p text:style-name="P2"/>
      <text:p text:style-name="P8">TupleComparator: <text:span text:style-name="T50">It </text:span><text:span text:style-name="T51">is </text:span><text:span text:style-name="T19">u</text:span><text:span text:style-name="T51">s</text:span><text:span text:style-name="T19">ed to </text:span><text:span text:style-name="T46">sort</text:span><text:span text:style-name="T36"> </text:span><text:span text:style-name="T47">the sublists</text:span><text:span text:style-name="T37"> of</text:span><text:span text:style-name="T19"> tuple objects, based on </text:span><text:span text:style-name="T23">a</text:span><text:span text:style-name="T19"> given attribute, </text:span><text:span text:style-name="T48">during SMJ.</text:span></text:p>
      <text:p text:style-name="P2"/>
      <text:p text:style-name="P8">SortMergeJoin: <text:s/><text:span text:style-name="T50">It </text:span><text:span text:style-name="T51">c</text:span><text:span text:style-name="T20">ontains t</text:span><text:span text:style-name="T8">he implementation of the </text:span><text:span text:style-name="T11">non-efficient</text:span><text:span text:style-name="T8"> </text:span><text:span text:style-name="T45">SMJ</text:span><text:span text:style-name="T8">. The sorting phase of the 2-phase sort does not exceed m buffers, in any case. In order to return to previous tuples of a relation <text:s/>(in case many tuples to be joined match on the specific attribute library), the "Mark-Reset" functionality of the Buffered Reader is used. Each sublist is sorted using the “sort” method of the “Collections” library.</text:span><text:span text:style-name="T35"> </text:span><text:span text:style-name="T13">The merge phase of the external sorting algorithm has been implemented. T</text:span><text:span text:style-name="T12">here </text:span><text:span text:style-name="T14">has </text:span><text:span text:style-name="T12">also </text:span><text:span text:style-name="T14">been</text:span><text:span text:style-name="T12"> included an alternative </text:span><text:span text:style-name="T42">slower</text:span><text:span text:style-name="T12"> approach </text:span><text:span text:style-name="T21">for the merge phase </text:span><text:span text:style-name="T22">(</text:span><text:span text:style-name="T31">its use is inside comments</text:span><text:span text:style-name="T22">).</text:span></text:p>
      <text:p text:style-name="P2"/>
      <text:p text:style-name="P8">NestedLoopJoin: <text:span text:style-name="T49">It c</text:span><text:span text:style-name="T20">ontains t</text:span><text:span text:style-name="T8">he implementation of the NLJ. The blocked NLJ </text:span><text:span text:style-name="T10">algorithm </text:span><text:span text:style-name="T8">is used. </text:span><text:span text:style-name="T15">The smaller relation is chosen </text:span><text:span text:style-name="T16">to be </text:span><text:span text:style-name="T17">iterated</text:span><text:span text:style-name="T15"> </text:span><text:span text:style-name="T16">in the </text:span><text:span text:style-name="T15">outer </text:span><text:span text:style-name="T18">while </text:span><text:span text:style-name="T16">loop</text:span><text:span text:style-name="T15">. </text:span><text:span text:style-name="T8">Super-naive NLJ implementation is also inc</text:span><text:span text:style-name="T9">l</text:span><text:span text:style-name="T8">uded </text:span><text:span text:style-name="T52">as an alternative, but it is not used.</text:span></text:p>
      <text:p text:style-name="P2"/>
      <text:p text:style-name="P2"><text:span text:style-name="T7">Utilities:</text:span> <text:span text:style-name="T50">It </text:span><text:span text:style-name="T51">c</text:span>ontains all the <text:span text:style-name="T67">methods</text:span> needed to write and read data to and from “<text:span text:style-name="T60">.csv”</text:span> files. <text:span text:style-name="T66">Also, contains the methods </text:span><text:span text:style-name="T57">splitCSVToSortedSublists</text:span><text:span text:style-name="T66"> and </text:span><text:span text:style-name="T57">splitCSVToDuplicateSortedSublists</text:span><text:span text:style-name="T66"> which are used for the sorting phase of the SMJ algorithm. The latter method is used in case we want to join a relation with itself. It saves I/Os, by creating duplicate sublists for a relation, rather than reading the same relation again.</text:span></text:p>
      <text:p text:style-name="P2"/>
      <text:p text:style-name="P2"/>
      <text:p text:style-name="P48"/>
      <text:p text:style-name="P31">For the SMJ algorithm, there is also included a thread implementation. During the merge phase, we can use a different thread to merge each relation into one sorted result. We need two threads, since we are joining two relations. <text:span text:style-name="T81">With this implementation we can achieve faster execution times, since we are merging two relations simultaneously. </text:span>The use of threads is inside comments.</text:p>
      <text:p text:style-name="P4"/>
      <text:p text:style-name="P10">The following classes extend the Thread class:<text:span text:style-name="T81"> </text:span></text:p>
      <text:p text:style-name="P5"/>
      <text:p text:style-name="P9">MergeThread: <text:span text:style-name="T50">It </text:span><text:span text:style-name="T51">r</text:span><text:span text:style-name="T32">uns t</text:span><text:span text:style-name="T13">he merge phase of the external sorting algorithm. </text:span><text:span text:style-name="T33">Given a number of sublists, </text:span><text:span text:style-name="T53">the algorithm</text:span><text:span text:style-name="T33"> splits the sublists to 2 teams. In each iteration, it merges 2 sublists from each team, </text:span><text:span text:style-name="T43">thus </text:span><text:span text:style-name="T33">dividing the total number of sublists by 2, up until only one sublist exists.</text:span></text:p>
      <text:p text:style-name="P9"/>
      <text:p text:style-name="P9">MergeAlternativeThread: <text:span text:style-name="T50">It </text:span><text:span text:style-name="T51">r</text:span><text:span text:style-name="T34">eads one tuple at a time from each sorted sublist of the relation and writes the min</text:span><text:span text:style-name="T38">imum</text:span><text:span text:style-name="T34"> in the sorted </text:span><text:span text:style-name="T38">relation</text:span><text:span text:style-name="T34"> file. </text:span><text:span text:style-name="T54">The algorithm proceeds to compare the next tuple from sublist that the last one was fetched from. </text:span><text:span text:style-name="T41">The sorting finishes when </text:span><text:span text:style-name="T39">all </text:span><text:span text:style-name="T54">tuples</text:span><text:span text:style-name="T40"> have been </text:span><text:span text:style-name="T54">written in the result </text:span><text:span text:style-name="T55">file</text:span><text:span text:style-name="T40">.</text:span></text:p>
      <text:p text:style-name="P3"/>
      <text:p text:style-name="P3"/>
      <text:p text:style-name="P15">The console output of each run can be found in these folders:</text:p>
      <text:p text:style-name="P13"><text:span text:style-name="T77">“</text:span><text:span text:style-name="T58">runs</text:span><text:span text:style-name="T77">”</text:span><text:span text:style-name="T56">,</text:span><text:span text:style-name="T77"> “</text:span><text:span text:style-name="T59">runsUsingThreads”</text:span><text:span text:style-name="T61">,</text:span><text:span text:style-name="T59"> “runsAlternativeMerge”</text:span><text:span text:style-name="T61">,</text:span></text:p>
      <text:p text:style-name="P23">“runsAlternativeMergeUsingThreads”</text:p>
      <text:p text:style-name="P14"><text:span text:style-name="T79">P</text:span>lease note that the <text:span text:style-name="T7">“</text:span><text:span text:style-name="T62">.csv</text:span><text:span text:style-name="T7">”</text:span> relations to be joined, <text:span text:style-name="T80">should</text:span> be copied in the <text:span text:style-name="T7">“</text:span><text:span text:style-name="T62">testdata</text:span><text:span text:style-name="T7">”</text:span> folder.</text:p>
      <text:p text:style-name="P3"/>
      <text:p text:style-name="P32">Execution time<text:span text:style-name="T78">s</text:span></text:p>
      <text:p text:style-name="P7"/>
      <text:p text:style-name="P3">In all <text:span text:style-name="T63">the executions done</text:span>, memory does not exceed the limit of 200 <text:span text:style-name="T63">buffers</text:span>. <text:span text:style-name="T64">In the following table, the execution time of some equi-joins are shown:</text:span></text:p>
      <text:p text:style-name="P3"/>
      <text:p text:style-name="P11">“joinalgs.<text:span text:style-name="T83">jar” results</text:span></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text:p>
          </table:table-cell>
          <table:table-cell table:style-name="Table1.A1" office:value-type="string">
            <text:p text:style-name="P36">Equi-Join</text:p>
          </table:table-cell>
          <table:table-cell table:style-name="Table1.A1" office:value-type="string">
            <text:p text:style-name="P37">Execution Time</text:p>
          </table:table-cell>
          <table:table-cell table:style-name="Table1.D1" office:value-type="string">
            <text:p text:style-name="P37">Tuples</text:p>
          </table:table-cell>
        </table:table-row>
        <table:table-row>
          <table:table-cell table:style-name="Table1.A2" office:value-type="string">
            <text:p text:style-name="P41">1</text:p>
          </table:table-cell>
          <table:table-cell table:style-name="Table1.A2" office:value-type="string">
            <text:p text:style-name="P39"><text:span text:style-name="T3">f1: </text:span>D, <text:span text:style-name="T3">a1: </text:span><text:s/>3, <text:span text:style-name="T3">f2:</text:span> C, <text:span text:style-name="T3">a2:</text:span> 0, <text:span text:style-name="T3">m:</text:span> 200, <text:span text:style-name="T3">J:</text:span> NLJ</text:p>
          </table:table-cell>
          <table:table-cell table:style-name="Table1.A2" office:value-type="string">
            <text:p text:style-name="P40">14.159 sec</text:p>
          </table:table-cell>
          <table:table-cell table:style-name="Table1.D2" office:value-type="string">
            <text:p text:style-name="P40">6029</text:p>
          </table:table-cell>
        </table:table-row>
        <table:table-row>
          <table:table-cell table:style-name="Table1.A2" office:value-type="string">
            <text:p text:style-name="P41">2</text:p>
          </table:table-cell>
          <table:table-cell table:style-name="Table1.A2" office:value-type="string">
            <text:p text:style-name="P39"><text:span text:style-name="T3">f1: </text:span>D, <text:span text:style-name="T3">a1: </text:span><text:s/>3, <text:span text:style-name="T3">f2:</text:span> <text:span text:style-name="T4">B</text:span>, <text:span text:style-name="T3">a2:</text:span> 0, <text:span text:style-name="T3">m:</text:span> 200, <text:span text:style-name="T3">J:</text:span> NLJ</text:p>
          </table:table-cell>
          <table:table-cell table:style-name="Table1.A2" office:value-type="string">
            <text:p text:style-name="P40">4.305sec</text:p>
          </table:table-cell>
          <table:table-cell table:style-name="Table1.D2" office:value-type="string">
            <text:p text:style-name="P40">1783</text:p>
          </table:table-cell>
        </table:table-row>
        <table:table-row>
          <table:table-cell table:style-name="Table1.A2" office:value-type="string">
            <text:p text:style-name="P41">3</text:p>
          </table:table-cell>
          <table:table-cell table:style-name="Table1.A2" office:value-type="string">
            <text:p text:style-name="P39"><text:span text:style-name="T3">f1: </text:span><text:span text:style-name="T4">A</text:span>, <text:span text:style-name="T3">a1: </text:span><text:s/>3, <text:span text:style-name="T3">f2:</text:span> <text:span text:style-name="T4">E</text:span>, <text:span text:style-name="T3">a2:</text:span> 0, <text:span text:style-name="T3">m:</text:span> 200, <text:span text:style-name="T3">J:</text:span> NLJ</text:p>
          </table:table-cell>
          <table:table-cell table:style-name="Table1.A2" office:value-type="string">
            <text:p text:style-name="P40">0.512 sec</text:p>
          </table:table-cell>
          <table:table-cell table:style-name="Table1.D2" office:value-type="string">
            <text:p text:style-name="P40">148</text:p>
          </table:table-cell>
        </table:table-row>
        <table:table-row>
          <table:table-cell table:style-name="Table1.A2" office:value-type="string">
            <text:p text:style-name="P41">4</text:p>
          </table:table-cell>
          <table:table-cell table:style-name="Table1.A2" office:value-type="string">
            <text:p text:style-name="P39"><text:span text:style-name="T3">f1: </text:span><text:span text:style-name="T4">B</text:span>, <text:span text:style-name="T3">a1: </text:span><text:s/><text:span text:style-name="T4">1</text:span>, <text:span text:style-name="T3">f2:</text:span> <text:span text:style-name="T4">B</text:span>, <text:span text:style-name="T3">a2:</text:span> <text:span text:style-name="T4">2</text:span>, <text:span text:style-name="T3">m:</text:span> 200, <text:span text:style-name="T3">J:</text:span> NLJ</text:p>
          </table:table-cell>
          <table:table-cell table:style-name="Table1.A2" office:value-type="string">
            <text:p text:style-name="P40">1.292 sec</text:p>
          </table:table-cell>
          <table:table-cell table:style-name="Table1.D2" office:value-type="string">
            <text:p text:style-name="P40">357</text:p>
          </table:table-cell>
        </table:table-row>
        <table:table-row>
          <table:table-cell table:style-name="Table1.A2" office:value-type="string">
            <text:p text:style-name="P41">5</text:p>
          </table:table-cell>
          <table:table-cell table:style-name="Table1.A2" office:value-type="string">
            <text:p text:style-name="P39"><text:span text:style-name="T3">f1: </text:span>D, <text:span text:style-name="T3">a1: </text:span><text:s/>3, <text:span text:style-name="T3">f2:</text:span> C, <text:span text:style-name="T3">a2:</text:span> 0, <text:span text:style-name="T3">m:</text:span> 200, <text:span text:style-name="T3">J:</text:span> <text:span text:style-name="T4">SMJ</text:span></text:p>
          </table:table-cell>
          <table:table-cell table:style-name="Table1.A2" office:value-type="string">
            <text:p text:style-name="P42">2.367 sec</text:p>
          </table:table-cell>
          <table:table-cell table:style-name="Table1.D2" office:value-type="string">
            <text:p text:style-name="P40">6029</text:p>
          </table:table-cell>
        </table:table-row>
        <table:table-row>
          <table:table-cell table:style-name="Table1.A2" office:value-type="string">
            <text:p text:style-name="P41">6</text:p>
          </table:table-cell>
          <table:table-cell table:style-name="Table1.A2" office:value-type="string">
            <text:p text:style-name="P39"><text:span text:style-name="T3">f1: D, a1: <text:s/>3, f2: </text:span><text:span text:style-name="T4">B</text:span><text:span text:style-name="T3">, a2: 0, m: 200</text:span>, <text:span text:style-name="T3">J:</text:span> <text:span text:style-name="T4">SMJ</text:span></text:p>
          </table:table-cell>
          <table:table-cell table:style-name="Table1.A2" office:value-type="string">
            <text:p text:style-name="P43">1.766 sec</text:p>
          </table:table-cell>
          <table:table-cell table:style-name="Table1.D2" office:value-type="string">
            <text:p text:style-name="P40">1783</text:p>
          </table:table-cell>
        </table:table-row>
        <table:table-row>
          <table:table-cell table:style-name="Table1.A2" office:value-type="string">
            <text:p text:style-name="P41">7</text:p>
          </table:table-cell>
          <table:table-cell table:style-name="Table1.A2" office:value-type="string">
            <text:p text:style-name="P39"><text:span text:style-name="T3">f1: </text:span><text:span text:style-name="T4">A</text:span>, <text:span text:style-name="T3">a1: </text:span><text:s/>3, <text:span text:style-name="T3">f2:</text:span> <text:span text:style-name="T4">E</text:span>, <text:span text:style-name="T3">a2:</text:span> 0, <text:span text:style-name="T3">m:</text:span> 200, <text:span text:style-name="T3">J:</text:span> <text:span text:style-name="T4">SMJ</text:span></text:p>
          </table:table-cell>
          <table:table-cell table:style-name="Table1.A2" office:value-type="string">
            <text:p text:style-name="P45">4.911 sec</text:p>
          </table:table-cell>
          <table:table-cell table:style-name="Table1.D2" office:value-type="string">
            <text:p text:style-name="P40">148</text:p>
          </table:table-cell>
        </table:table-row>
        <table:table-row>
          <table:table-cell table:style-name="Table1.A2" office:value-type="string">
            <text:p text:style-name="P41">8</text:p>
          </table:table-cell>
          <table:table-cell table:style-name="Table1.A2" office:value-type="string">
            <text:p text:style-name="P39"><text:span text:style-name="T3">f1: </text:span><text:span text:style-name="T4">B</text:span>, <text:span text:style-name="T3">a1: </text:span><text:s/><text:span text:style-name="T4">1</text:span>, <text:span text:style-name="T3">f2:</text:span> <text:span text:style-name="T4">B</text:span>, <text:span text:style-name="T3">a2:</text:span> <text:span text:style-name="T4">2</text:span>, <text:span text:style-name="T3">m:</text:span> 200, <text:span text:style-name="T3">J:</text:span> <text:span text:style-name="T4">SMJ</text:span></text:p>
          </table:table-cell>
          <table:table-cell table:style-name="Table1.A2" office:value-type="string">
            <text:p text:style-name="P44">0.64 sec</text:p>
          </table:table-cell>
          <table:table-cell table:style-name="Table1.D2" office:value-type="string">
            <text:p text:style-name="P40">357</text:p>
          </table:table-cell>
        </table:table-row>
      </table:table>
      <text:p text:style-name="P6"/>
      <text:p text:style-name="P6"/>
      <text:p text:style-name="P18">The following table contains <text:span text:style-name="T65">the </text:span>results of <text:span text:style-name="T65">the implementation that uses threads. Threads are only used by the SMJ algorithm:</text:span></text:p>
      <text:p text:style-name="P18"/>
      <text:p text:style-name="P11">“joinalgsUsingThreads.<text:span text:style-name="T83">jar” results</text:span></text:p>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8">#</text:p>
          </table:table-cell>
          <table:table-cell table:style-name="Table2.A1" office:value-type="string">
            <text:p text:style-name="P36">Equi-Join</text:p>
          </table:table-cell>
          <table:table-cell table:style-name="Table2.A1" office:value-type="string">
            <text:p text:style-name="P37">Execution Time</text:p>
          </table:table-cell>
          <table:table-cell table:style-name="Table2.D1" office:value-type="string">
            <text:p text:style-name="P37">Tuples</text:p>
          </table:table-cell>
        </table:table-row>
        <table:table-row>
          <table:table-cell table:style-name="Table2.A2" office:value-type="string">
            <text:p text:style-name="P41">5</text:p>
          </table:table-cell>
          <table:table-cell table:style-name="Table2.A2" office:value-type="string">
            <text:p text:style-name="P39"><text:span text:style-name="T3">f1: </text:span>D, <text:span text:style-name="T3">a1: </text:span><text:s/>3, <text:span text:style-name="T3">f2:</text:span> C, <text:span text:style-name="T3">a2:</text:span> 0, <text:span text:style-name="T3">m:</text:span> 200, <text:span text:style-name="T3">J:</text:span> <text:span text:style-name="T4">SMJ</text:span></text:p>
          </table:table-cell>
          <table:table-cell table:style-name="Table2.A2" office:value-type="string">
            <text:p text:style-name="P42">2.447 sec</text:p>
          </table:table-cell>
          <table:table-cell table:style-name="Table2.D2" office:value-type="string">
            <text:p text:style-name="P40">6029</text:p>
          </table:table-cell>
        </table:table-row>
        <table:table-row>
          <table:table-cell table:style-name="Table2.A2" office:value-type="string">
            <text:p text:style-name="P41">6</text:p>
          </table:table-cell>
          <table:table-cell table:style-name="Table2.A2" office:value-type="string">
            <text:p text:style-name="P39"><text:span text:style-name="T3">f1: D, a1: <text:s/>3, f2: </text:span><text:span text:style-name="T4">B</text:span><text:span text:style-name="T3">, a2: 0, m: 200</text:span>, <text:span text:style-name="T3">J:</text:span> <text:span text:style-name="T4">SMJ</text:span></text:p>
          </table:table-cell>
          <table:table-cell table:style-name="Table2.A2" office:value-type="string">
            <text:p text:style-name="P43">1.69 sec</text:p>
          </table:table-cell>
          <table:table-cell table:style-name="Table2.D2" office:value-type="string">
            <text:p text:style-name="P40">1783</text:p>
          </table:table-cell>
        </table:table-row>
        <table:table-row>
          <table:table-cell table:style-name="Table2.A2" office:value-type="string">
            <text:p text:style-name="P41">7</text:p>
          </table:table-cell>
          <table:table-cell table:style-name="Table2.A2" office:value-type="string">
            <text:p text:style-name="P39"><text:span text:style-name="T3">f1: </text:span><text:span text:style-name="T4">A</text:span>, <text:span text:style-name="T3">a1: </text:span><text:s/>3, <text:span text:style-name="T3">f2:</text:span> <text:span text:style-name="T4">E</text:span>, <text:span text:style-name="T3">a2:</text:span> 0, <text:span text:style-name="T3">m:</text:span> 200, <text:span text:style-name="T3">J:</text:span> <text:span text:style-name="T4">SMJ</text:span></text:p>
          </table:table-cell>
          <table:table-cell table:style-name="Table2.A2" office:value-type="string">
            <text:p text:style-name="P45">4.919 sec</text:p>
          </table:table-cell>
          <table:table-cell table:style-name="Table2.D2" office:value-type="string">
            <text:p text:style-name="P40">148</text:p>
          </table:table-cell>
        </table:table-row>
        <table:table-row>
          <table:table-cell table:style-name="Table2.A2" office:value-type="string">
            <text:p text:style-name="P41">8</text:p>
          </table:table-cell>
          <table:table-cell table:style-name="Table2.A2" office:value-type="string">
            <text:p text:style-name="P39"><text:span text:style-name="T3">f1: </text:span><text:span text:style-name="T4">B</text:span>, <text:span text:style-name="T3">a1: </text:span><text:s/><text:span text:style-name="T4">1</text:span>, <text:span text:style-name="T3">f2:</text:span> <text:span text:style-name="T4">B</text:span>, <text:span text:style-name="T3">a2:</text:span> <text:span text:style-name="T4">2</text:span>, <text:span text:style-name="T3">m:</text:span> 200, <text:span text:style-name="T3">J:</text:span> <text:span text:style-name="T4">SMJ</text:span></text:p>
          </table:table-cell>
          <table:table-cell table:style-name="Table2.A2" office:value-type="string">
            <text:p text:style-name="P44">0.658 sec</text:p>
          </table:table-cell>
          <table:table-cell table:style-name="Table2.D2" office:value-type="string">
            <text:p text:style-name="P40">357</text:p>
          </table:table-cell>
        </table:table-row>
      </table:table>
      <text:p text:style-name="P30"/>
      <text:p text:style-name="P22"/>
      <text:p text:style-name="P35"><text:span text:style-name="T70">These are the results produced </text:span><text:span text:style-name="T71">while</text:span><text:span text:style-name="T70"> running the equi-join algorithms by using an alternative slower merge method:</text:span></text:p>
      <text:p text:style-name="P16"/>
      <text:p text:style-name="P24"><text:span text:style-name="T70">“</text:span><text:span text:style-name="T72">JoinalgsAlternativeMerge</text:span><text:span text:style-name="T70">.</text:span><text:span text:style-name="T73">jar” results</text:span></text:p>
      <text:p text:style-name="P18"/>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text:p>
          </table:table-cell>
          <table:table-cell table:style-name="Table3.A1" office:value-type="string">
            <text:p text:style-name="P36">Equi-Join</text:p>
          </table:table-cell>
          <table:table-cell table:style-name="Table3.A1" office:value-type="string">
            <text:p text:style-name="P37">Execution Time</text:p>
          </table:table-cell>
          <table:table-cell table:style-name="Table3.D1" office:value-type="string">
            <text:p text:style-name="P37">Tuples</text:p>
          </table:table-cell>
        </table:table-row>
        <table:table-row>
          <table:table-cell table:style-name="Table3.A2" office:value-type="string">
            <text:p text:style-name="P41">5</text:p>
          </table:table-cell>
          <table:table-cell table:style-name="Table3.A2" office:value-type="string">
            <text:p text:style-name="P39"><text:span text:style-name="T3">f1: </text:span>D, <text:span text:style-name="T3">a1: </text:span><text:s/>3, <text:span text:style-name="T3">f2:</text:span> C, <text:span text:style-name="T3">a2:</text:span> 0, <text:span text:style-name="T3">m:</text:span> 200, <text:span text:style-name="T3">J:</text:span> <text:span text:style-name="T4">SMJ</text:span></text:p>
          </table:table-cell>
          <table:table-cell table:style-name="Table3.A2" office:value-type="string">
            <text:p text:style-name="P42">11.952 sec</text:p>
          </table:table-cell>
          <table:table-cell table:style-name="Table3.D2" office:value-type="string">
            <text:p text:style-name="P40">6029</text:p>
          </table:table-cell>
        </table:table-row>
        <table:table-row>
          <table:table-cell table:style-name="Table3.A2" office:value-type="string">
            <text:p text:style-name="P41">6</text:p>
          </table:table-cell>
          <table:table-cell table:style-name="Table3.A2" office:value-type="string">
            <text:p text:style-name="P39"><text:span text:style-name="T3">f1: D, a1: <text:s/>3, f2: </text:span><text:span text:style-name="T4">B</text:span><text:span text:style-name="T3">, a2: 0, m: 200</text:span>, <text:span text:style-name="T3">J:</text:span> <text:span text:style-name="T4">SMJ</text:span></text:p>
          </table:table-cell>
          <table:table-cell table:style-name="Table3.A2" office:value-type="string">
            <text:p text:style-name="P43">8.782 sec</text:p>
          </table:table-cell>
          <table:table-cell table:style-name="Table3.D2" office:value-type="string">
            <text:p text:style-name="P40">1783</text:p>
          </table:table-cell>
        </table:table-row>
        <table:table-row>
          <table:table-cell table:style-name="Table3.A2" office:value-type="string">
            <text:p text:style-name="P41">7</text:p>
          </table:table-cell>
          <table:table-cell table:style-name="Table3.A2" office:value-type="string">
            <text:p text:style-name="P39"><text:span text:style-name="T3">f1: </text:span><text:span text:style-name="T4">A</text:span>, <text:span text:style-name="T3">a1: </text:span><text:s/>3, <text:span text:style-name="T3">f2:</text:span> <text:span text:style-name="T4">E</text:span>, <text:span text:style-name="T3">a2:</text:span> 0, <text:span text:style-name="T3">m:</text:span> 200, <text:span text:style-name="T3">J:</text:span> <text:span text:style-name="T4">SMJ</text:span></text:p>
          </table:table-cell>
          <table:table-cell table:style-name="Table3.A2" office:value-type="string">
            <text:p text:style-name="P40"><text:span text:style-name="T1">96.054 sec </text:span><text:span text:style-name="T2">(</text:span><text:span text:style-name="T5">1.6009</text:span><text:span text:style-name="T2"> min)</text:span></text:p>
          </table:table-cell>
          <table:table-cell table:style-name="Table3.D2" office:value-type="string">
            <text:p text:style-name="P40">148</text:p>
          </table:table-cell>
        </table:table-row>
        <table:table-row>
          <table:table-cell table:style-name="Table3.A2" office:value-type="string">
            <text:p text:style-name="P41">8</text:p>
          </table:table-cell>
          <table:table-cell table:style-name="Table3.A2" office:value-type="string">
            <text:p text:style-name="P39"><text:span text:style-name="T3">f1: </text:span><text:span text:style-name="T4">B</text:span>, <text:span text:style-name="T3">a1: </text:span><text:s/><text:span text:style-name="T4">1</text:span>, <text:span text:style-name="T3">f2:</text:span> <text:span text:style-name="T4">B</text:span>, <text:span text:style-name="T3">a2:</text:span> <text:span text:style-name="T4">2</text:span>, <text:span text:style-name="T3">m:</text:span> 200, <text:span text:style-name="T3">J:</text:span> <text:span text:style-name="T4">SMJ</text:span></text:p>
          </table:table-cell>
          <table:table-cell table:style-name="Table3.A2" office:value-type="string">
            <text:p text:style-name="P40">1.223 sec</text:p>
          </table:table-cell>
          <table:table-cell table:style-name="Table3.D2" office:value-type="string">
            <text:p text:style-name="P40">357</text:p>
          </table:table-cell>
        </table:table-row>
      </table:table>
      <text:p text:style-name="P11"/>
      <text:p text:style-name="P26"><text:span text:style-name="T74">“</text:span><text:span text:style-name="T75">JoinalgsAlternativeMergeUsingThreads</text:span><text:span text:style-name="T74">.</text:span><text:span text:style-name="T76">jar” results</text:span></text:p>
      <text:p text:style-name="P18"/>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8">#</text:p>
          </table:table-cell>
          <table:table-cell table:style-name="Table4.A1" office:value-type="string">
            <text:p text:style-name="P36">Equi-Join</text:p>
          </table:table-cell>
          <table:table-cell table:style-name="Table4.A1" office:value-type="string">
            <text:p text:style-name="P37">Execution Time</text:p>
          </table:table-cell>
          <table:table-cell table:style-name="Table4.D1" office:value-type="string">
            <text:p text:style-name="P37">Tuples</text:p>
          </table:table-cell>
        </table:table-row>
        <table:table-row>
          <table:table-cell table:style-name="Table4.A2" office:value-type="string">
            <text:p text:style-name="P41">5</text:p>
          </table:table-cell>
          <table:table-cell table:style-name="Table4.A2" office:value-type="string">
            <text:p text:style-name="P39"><text:span text:style-name="T3">f1: </text:span>D, <text:span text:style-name="T3">a1: </text:span><text:s/>3, <text:span text:style-name="T3">f2:</text:span> C, <text:span text:style-name="T3">a2:</text:span> 0, <text:span text:style-name="T3">m:</text:span> 200, <text:span text:style-name="T3">J:</text:span> <text:span text:style-name="T4">SMJ</text:span></text:p>
          </table:table-cell>
          <table:table-cell table:style-name="Table4.A2" office:value-type="string">
            <text:p text:style-name="P42">9.339 sec</text:p>
          </table:table-cell>
          <table:table-cell table:style-name="Table4.D2" office:value-type="string">
            <text:p text:style-name="P40">6029</text:p>
          </table:table-cell>
        </table:table-row>
        <table:table-row>
          <table:table-cell table:style-name="Table4.A2" office:value-type="string">
            <text:p text:style-name="P41">6</text:p>
          </table:table-cell>
          <table:table-cell table:style-name="Table4.A2" office:value-type="string">
            <text:p text:style-name="P39"><text:span text:style-name="T3">f1: D, a1: <text:s/>3, f2: </text:span><text:span text:style-name="T4">B</text:span><text:span text:style-name="T3">, a2: 0, m: 200</text:span>, <text:span text:style-name="T3">J:</text:span> <text:span text:style-name="T4">SMJ</text:span></text:p>
          </table:table-cell>
          <table:table-cell table:style-name="Table4.A2" office:value-type="string">
            <text:p text:style-name="P43">8.605 sec</text:p>
          </table:table-cell>
          <table:table-cell table:style-name="Table4.D2" office:value-type="string">
            <text:p text:style-name="P40">1783</text:p>
          </table:table-cell>
        </table:table-row>
        <table:table-row>
          <table:table-cell table:style-name="Table4.A2" office:value-type="string">
            <text:p text:style-name="P41">7</text:p>
          </table:table-cell>
          <table:table-cell table:style-name="Table4.A2" office:value-type="string">
            <text:p text:style-name="P39"><text:span text:style-name="T3">f1: </text:span><text:span text:style-name="T4">A</text:span>, <text:span text:style-name="T3">a1: </text:span><text:s/>3, <text:span text:style-name="T3">f2:</text:span> <text:span text:style-name="T4">E</text:span>, <text:span text:style-name="T3">a2:</text:span> 0, <text:span text:style-name="T3">m:</text:span> 200, <text:span text:style-name="T3">J:</text:span> <text:span text:style-name="T4">SMJ</text:span></text:p>
          </table:table-cell>
          <table:table-cell table:style-name="Table4.A2" office:value-type="string">
            <text:p text:style-name="P40"><text:span text:style-name="T1">90.644 sec </text:span><text:span text:style-name="T2">(</text:span><text:span text:style-name="T1">1</text:span><text:span text:style-name="T6">.</text:span><text:span text:style-name="T1">5107</text:span><text:span text:style-name="T2"> min)</text:span></text:p>
          </table:table-cell>
          <table:table-cell table:style-name="Table4.D2" office:value-type="string">
            <text:p text:style-name="P40">148</text:p>
          </table:table-cell>
        </table:table-row>
        <table:table-row>
          <table:table-cell table:style-name="Table4.A2" office:value-type="string">
            <text:p text:style-name="P41">8</text:p>
          </table:table-cell>
          <table:table-cell table:style-name="Table4.A2" office:value-type="string">
            <text:p text:style-name="P39"><text:span text:style-name="T3">f1: </text:span><text:span text:style-name="T4">B</text:span>, <text:span text:style-name="T3">a1: </text:span><text:s/><text:span text:style-name="T4">1</text:span>, <text:span text:style-name="T3">f2:</text:span> <text:span text:style-name="T4">B</text:span>, <text:span text:style-name="T3">a2:</text:span> <text:span text:style-name="T4">2</text:span>, <text:span text:style-name="T3">m:</text:span> 200, <text:span text:style-name="T3">J:</text:span> <text:span text:style-name="T4">SMJ</text:span></text:p>
          </table:table-cell>
          <table:table-cell table:style-name="Table4.A2" office:value-type="string">
            <text:p text:style-name="P44">1.022 sec</text:p>
          </table:table-cell>
          <table:table-cell table:style-name="Table4.D2" office:value-type="string">
            <text:p text:style-name="P40">357</text:p>
          </table:table-cell>
        </table:table-row>
      </table:table>
      <text:p text:style-name="P30"/>
      <text:p text:style-name="P19"/>
      <text:p text:style-name="P25"><text:span text:style-name="T69">O</text:span><text:span text:style-name="T68">bservations:</text:span></text:p>
      <text:p text:style-name="P20"/>
      <text:list xml:id="list3057266563" text:style-name="L1">
        <text:list-item>
          <text:p text:style-name="P46">As expected, the execution time using threads is less. To achieve this, it is a requirement to run the program on a hardware with at least 2 CPU cores. If a relation is very small, the thread implementation is not beneficial. For instance we won't benefit by running the merge phase on a separate thread for relation A, in equi-join #7, because it contains only 150 tuples.</text:p>
        </text:list-item>
        <text:list-item>
          <text:p text:style-name="P47">As we have can observe, the results of the implementation that uses the alternative merge algorithm are worst than the implementation that uses the external sorting merge algorithm. Also, the results of the alternative implementation that uses thread<text:span text:style-name="T82">s</text:span> are better than the results of the alternative implementation that does not use threads.</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3M8S</meta:editing-duration>
    <meta:editing-cycles>197</meta:editing-cycles>
    <meta:generator>LibreOffice/5.4.0.3$Linux_X86_64 LibreOffice_project/40m0$Build-3</meta:generator>
    <dc:date>2017-08-07T14:27:54.211879128</dc:date>
    <dc:creator>Chris Kormaris</dc:creator>
    <meta:document-statistic meta:table-count="4" meta:image-count="0" meta:object-count="0" meta:page-count="5" meta:paragraph-count="142" meta:word-count="1288" meta:character-count="7087" meta:non-whitespace-character-count="5920"/>
    <meta:user-defined meta:name="Info 1"/>
    <meta:user-defined meta:name="Info 2"/>
    <meta:user-defined meta:name="Info 3"/>
    <meta:user-defined meta:name="Info 4"/>
  </office:meta>
</office:document-meta>
</file>